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11"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Liberation Serif" fo:font-size="20pt" style:text-underline-style="none" fo:font-weight="bold" style:font-size-asian="20pt" style:font-weight-asian="bold" style:font-size-complex="20pt"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list-style-name="L1">
      <style:text-properties style:font-name="Liberation Serif" fo:font-size="12pt" style:font-size-asian="12pt" style:font-size-complex="12pt"/>
    </style:style>
    <style:style style:name="P18" style:family="paragraph" style:parent-style-name="Standard" style:list-style-name="L5">
      <style:text-properties style:font-name="Liberation Serif" fo:font-size="12pt" style:font-size-asian="12pt" style:font-size-complex="12pt"/>
    </style:style>
    <style:style style:name="P19" style:family="paragraph" style:parent-style-name="Standard" style:list-style-name="L2">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list-style-name="L4">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8">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0">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27"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8" style:family="paragraph" style:parent-style-name="Standard" style:list-style-name="L6"/>
    <style:style style:name="P29" style:family="paragraph" style:parent-style-name="Standard" style:list-style-name="L6">
      <style:text-properties fo:font-style="normal" style:font-style-asian="normal" style:font-style-complex="normal"/>
    </style:style>
    <style:style style:name="P30" style:family="paragraph" style:parent-style-name="Standard" style:list-style-name="L11">
      <style:text-properties fo:font-style="normal" fo:font-weight="normal" style:font-style-asian="normal" style:font-weight-asian="normal" style:font-style-complex="normal" style:font-weight-complex="normal"/>
    </style:style>
    <style:style style:name="P31" style:family="paragraph" style:parent-style-name="Standard" style:list-style-name="L12">
      <style:text-properties fo:font-style="normal" fo:font-weight="normal" style:font-style-asian="normal" style:font-weight-asian="normal" style:font-style-complex="normal" style:font-weight-complex="normal"/>
    </style:style>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text-properties fo:font-weight="normal" style:font-weight-asian="normal" style:font-weight-complex="normal"/>
    </style:style>
    <style:style style:name="P37" style:family="paragraph" style:parent-style-name="Standard" style:list-style-name="L10">
      <style:text-properties fo:font-weight="normal" style:font-weight-asian="normal" style:font-weight-complex="normal"/>
    </style:style>
    <style:style style:name="P38" style:family="paragraph" style:parent-style-name="Standard" style:list-style-name="L11">
      <style:text-properties fo:font-weight="normal" style:font-weight-asian="normal" style:font-weight-complex="normal"/>
    </style:style>
    <style:style style:name="P39" style:family="paragraph" style:parent-style-name="Standard" style:list-style-name="L12">
      <style:text-properties fo:font-weight="normal" style:font-weight-asian="normal" style:font-weight-complex="normal"/>
    </style:style>
    <style:style style:name="P40" style:family="paragraph" style:parent-style-name="Standard" style:list-style-name="L14">
      <style:text-properties fo:font-weight="normal" style:font-weight-asian="normal" style:font-weight-complex="normal"/>
    </style:style>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4"/>
    <style:style style:name="P44" style:family="paragraph" style:parent-style-name="Standard" style:list-style-name="L3">
      <style:paragraph-properties fo:margin-left="0in" fo:margin-right="0in" fo:text-indent="-0.25in"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45" style:family="paragraph" style:parent-style-name="Standard">
      <style:paragraph-properties fo:margin-left="0.4925in" fo:margin-right="0in" fo:text-indent="0in" style:auto-text-indent="false"/>
      <style:text-properties style:font-name="Liberation Serif" fo:font-size="12pt" style:text-underline-style="none"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style:font-name="Liberation Serif" fo:font-size="12pt" fo:font-style="normal" style:text-underline-style="none" style:font-size-asian="12pt" style:font-style-asian="normal" style:font-size-complex="12pt" style:font-style-complex="normal"/>
    </style:style>
    <style:style style:name="T16"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T18" style:family="text">
      <style:text-properties style:font-name="Liberation Serif"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4">Guide to continuing the laser scan calibration</text:p>
      <text:p text:style-name="P10"/>
      <text:p text:style-name="P10">by Daniel Mäk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tab/>supervised by:<text:tab/><text:tab/></text:p>
      <text:p text:style-name="P9">Felix Meßmer<text:tab/><text:tab/></text:p>
      <text:p text:style-name="P16">Calibration explained</text:p>
      <text:p text:style-name="P8"/>
      <text:p text:style-name="P4">In order for an advanced robotic system to manipulate or interact with its environment, information about its environment must first be obtained. Acquiring this information is done via the sensors of the robot. The sensors on a robot obtain data which is processed, producing a certain output. Depending on the robots current goal, the output data is send to the manipulators of the robot. A manipulator is an object, for example a robot arm, that manipulates or interacts with the robots environment. In order for the robot to send the correct output to a manipulator, the robot has to know where the manipulator is located. In other words, if the robot wants to grab a glass from a table, it first needs to know where its arm and camera are located in order to detect and grasp the glass correctly. Therefore, when building a robot, one has to provide a position for every component. However, when specifying a position, one has to understand that a position is actually made out of two points. Meaning, a position is actually the distance between two points. Now, the best way to build a robust robot is to create a common reference frame. Meaning that each component of the robot has a position with respect to the common reference frame. This, for example, also allows the robot to give coordinates to objects in its environment because everything can be calculated back to this reference frame. This is where calibration comes into play. After one has manually measured all distances between every component and reference frame, these measurements can then be improved with calibration. For a robot like the Care-O-Bot, it is important to achieve very accurate manipulation and therefore, it is highly effective to calibrate the components by using an algorithm that automatically finds and adjusts the accuracy of each manual measurement.</text:p>
      <text:p text:style-name="P3"/>
      <text:p text:style-name="P3"/>
      <text:p text:style-name="P12">Background</text:p>
      <text:p text:style-name="P8"/>
      <text:p text:style-name="P3">At Fraunhofer IPA, we use the open source calibration algorithm code from Willow Garage from Vijay Pradeep. At Fraunhofer, a student (<text:span text:style-name="T12">Sebastian Haug</text:span>) writing his Bachelor thesis, had implemented Vijays algorithm (also used on the PR2) to the Care-O-Bot 3-6. Sebastian was able to successfully calibrate the robot arm, torso and camera.</text:p>
      <text:p text:style-name="P3">After Sebastian left Fraunhofer, a student (<text:span text:style-name="T12">Jannik Abbenseth</text:span>) took his place and continued Sebastians work by further improving the calibration algorithm. Janniks modifications allowed the calibration procedure to be run on multiple different robotic platforms like the rob@work and other Care-O-Bot versions.</text:p>
      <text:p text:style-name="P3">When Jannik finished, another student (<text:span text:style-name="T12">Daniel Mäki</text:span>) continued the calibration topic. Daniel mainly focused on the calibration of the laser scanners. This report gives a detailed explanation on the procedure of the laser scanner calibration.</text:p>
      <text:p text:style-name="P3"/>
      <text:p text:style-name="P3"/>
      <text:p text:style-name="P12">Calibration algorithm</text:p>
      <text:p text:style-name="P8"/>
      <text:p text:style-name="P3">For a detailed explanation on the calibration algorithm, read the conference paper from Vijay Pradeep.</text:p>
      <text:p text:style-name="P7"/>
      <text:list xml:id="list20938930151" text:style-name="L1">
        <text:list-item>
          <text:p text:style-name="P17"><text:span text:style-name="T7">Calibrating a multi-arm multi-sensor robot: A Bundle Adjustment Approach<text:line-break/>Conference Paper by Vijay Pradeep<text:line-break/></text:span><text:a xlink:type="simple" xlink:href="http://www.willowgarage.com/sites/default/files/calibration.pdf">http://www.willowgarage.com/sites/default/files/calibration.pdf</text:a></text:p>
        </text:list-item>
      </text:list>
      <text:p text:style-name="P6"/>
      <text:p text:style-name="P6"/>
      <text:p text:style-name="P12"/>
      <text:p text:style-name="P12"><text:soft-page-break/>The calibration object</text:p>
      <text:p text:style-name="P8"/>
      <text:p text:style-name="P4">As explained in Vijays paper, a fixed point in the robots environment is required to use the calibration algorithm. This fixed point can be obtained by detecting a predefined object in the robots environment.</text:p>
      <text:p text:style-name="P2"><text:span text:style-name="T1">In our case, the object exists of three standing cylinders with on top a checkerboard. The three cylinders all have a different radius, the small cylinder has a radius of 3cm, the medium cylinder has a radius of 6cm and the large cylinder has a radius of 9cm (</text:span>0.03m, 0.06m and 0.09m<text:span text:style-name="T1">). The three cylinders are setup as an </text:span>equilateral triangle<text:span text:style-name="T1">, meaning that all sides have the same length and all three angles are exactly 60 degrees (30/pi). The lengths of the sides are measured from each center of the cylinders (</text:span>40cm<text:span text:style-name="T1">). The checkerboard has a grid of 6x9 black and white squares. The cylinders are used by the laser scanner and the checkerboard is used by the camera.</text:span></text:p>
      <text:p text:style-name="P4"/>
      <text:p text:style-name="P4">A 3d-model of the calibration object can be found in:</text:p>
      <text:list xml:id="list1120080378" text:style-name="L2">
        <text:list-item>
          <text:p text:style-name="P19">/cob_calibration/cob_laser_calibration/objects/cal_obj.urdf</text:p>
        </text:list-item>
      </text:list>
      <text:p text:style-name="P11"/>
      <text:p text:style-name="P5">To spawn the calibration object in Gazebo (Gazebo must be running) write in terminal:</text:p>
      <text:list xml:id="list1024484492" text:continue-numbering="true" text:style-name="L2">
        <text:list-item>
          <text:p text:style-name="P19">roslaunch cob_laser_calibration cal_obj.launch</text:p>
        </text:list-item>
      </text:list>
      <text:p text:style-name="P5"/>
      <text:p text:style-name="P5">The calibration object can be modified as desired but it must fulfill the following conditions:</text:p>
      <text:list xml:id="list1368207397" text:style-name="L3">
        <text:list-item>
          <text:p text:style-name="P21">The calibration object must exist of three cylinders (small, medium and large) and one checkerboard.</text:p>
        </text:list-item>
        <text:list-item>
          <text:p text:style-name="P21">The checkerboard has to be placed on top of the cylinders so that it is visible to the camera.</text:p>
        </text:list-item>
        <text:list-item>
          <text:p text:style-name="P21">The cylinders have to be setup straight, so that they are standing.</text:p>
        </text:list-item>
        <text:list-item>
          <text:p text:style-name="P21">The size of the cylinder radii must grow linearly, meaning, medium=2*small and large=3*small.</text:p>
        </text:list-item>
        <text:list-item>
          <text:p text:style-name="P21">The centers of the cylinders must be positioned in an equilateral triangle.</text:p>
        </text:list-item>
        <text:list-item>
          <text:p text:style-name="P21">When viewing the calibration object from above, the large cylinder must be at the bottom aligned on the y-axis with the center of the calibration object, the small cylinder on the left side and the medium cylinder on the right side.</text:p>
        </text:list-item>
        <text:list-item>
          <text:p text:style-name="P21">The center of the triangle and the center of the checkerboard are aligned in the z-axis with the checkerboard orientated so that one of its short sides points towards the large cylinder.</text:p>
        </text:list-item>
      </text:list>
      <text:p text:style-name="P5"/>
      <text:list xml:id="list1807956792" text:continue-numbering="true" text:style-name="L3">
        <text:list-header>
          <text:p text:style-name="P44"><text:span text:style-name="T10">Note that all changes, like height, radii and distance, which are made to the calibration object must also be applied to the </text:span><text:span text:style-name="T2">determine_cal_obj_pose.py</text:span><text:span text:style-name="T7"> script.</text:span></text:p>
        </text:list-header>
      </text:list>
      <text:p text:style-name="P4"/>
      <text:p text:style-name="P4"/>
      <text:p text:style-name="P12">The laser scanner</text:p>
      <text:p text:style-name="P4"/>
      <text:p text:style-name="P4">In order to understand the next chapter where we go through the detection of the calibration object, one should first know how the laser scanner works.</text:p>
      <text:p text:style-name="P4">The laser scanner of the Care-O-Bot returns a horizontal line of points. Each point has an angle and a distance. Using these two values, we can compute the x and y coordinates of each point and create a 2D projection. When the laser scanner makes its measurements between 5 and 10 hertz, it increments its angle each time with 0.5 degrees (0.00872666668147 RAD), starting from -135 degrees (-2.35619997978 RAD) until +135 degrees (2.35619997978 RAD).</text:p>
      <text:p text:style-name="P4"/>
      <text:p text:style-name="P4"/>
      <text:p text:style-name="P12"><text:soft-page-break/>Detecting the calibration object</text:p>
      <text:p text:style-name="P8"/>
      <text:p text:style-name="P8">Before explaining the scripts used for detecting the calibration object, we shall first explain the approach that we took on determining the pose of the calibration object.</text:p>
      <text:p text:style-name="P8">The laser scanner only provides a horizontal line of depth points. Because of this, we can not directly detect a checkerboard which is needed for the calibration algorithm. Our solution to this is to detect cylindrical objects which are positioned in a fixed position. We use three cylinders because when driving around the calibration object we would always need at least two detectable cylinders in order to calculate the center position of the calibration object. The cylindrical objects have different radii so that we can also identify the orientation of the calibration object. Combining the center pose, orientation and height of the calibration object, we can determine where the checkerboard is located so that we can specify the x, y and z coordinates of all points on the checkerboard which we need for the algorithm. The detection of the cylinders is done with an <text:span text:style-name="T4">opencv</text:span> function called <text:span text:style-name="T4">HoughCircles</text:span><text:span text:style-name="T9">. An explanation of this function can be found in the following link:</text:span></text:p>
      <text:p text:style-name="P8"><text:span text:style-name="T9"/></text:p>
      <text:p text:style-name="P45"><text:a xlink:type="simple" xlink:href="http://docs.opencv.org/doc/tutorials/imgproc/imgtrans/hough_circle/hough_circle.html">http://docs.opencv.org/doc/tutorials/imgproc/imgtrans/hough_circle/hough_circle.html</text:a></text:p>
      <text:p text:style-name="P8"/>
      <text:p text:style-name="P4">The following description is a walk-through for the scripts used to determine the calibration object pose.<text:span text:style-name="T6"> We shall start with the upper level script. The script returns the quaternion coordinates of the calibration object with respect to the base (</text:span><text:span text:style-name="T8">/base_footprint</text:span><text:span text:style-name="T6">).</text:span></text:p>
      <text:p text:style-name="P6"/>
      <text:p text:style-name="P6">The file path of this script is:</text:p>
      <text:list xml:id="list1525487028" text:style-name="L4">
        <text:list-item>
          <text:p text:style-name="P20">/cob_calibration/cob_laser_calibration/scripts/</text:p>
        </text:list-item>
      </text:list>
      <text:p text:style-name="P6"/>
      <text:p text:style-name="P6">To run the script in terminal, write:</text:p>
      <text:list xml:id="list1025832320" text:style-name="L5">
        <text:list-item>
          <text:p text:style-name="P18"><text:span text:style-name="T7"><text:s/></text:span><text:span text:style-name="T3">rosrun cob_laser_calibration determine_cal_obj_pose.py</text:span></text:p>
        </text:list-item>
      </text:list>
      <text:p text:style-name="P6"/>
      <text:p text:style-name="P6">Package name = "cob_laser_calibration"</text:p>
      <text:p text:style-name="P6">Node name = "laser_scan_calibration"</text:p>
      <text:p text:style-name="P6"/>
      <text:p text:style-name="P6">Imports:</text:p>
      <text:list xml:id="list2003148978" text:style-name="L6">
        <text:list-item>
          <text:p text:style-name="P28"><text:span text:style-name="T16">LaserScan</text:span><text:span text:style-name="T13"> message, is found in </text:span><text:span text:style-name="T16">sensor_msgs/msg</text:span></text:p>
        </text:list-item>
        <text:list-item>
          <text:p text:style-name="P28"><text:span text:style-name="T13">Uses all classes from </text:span><text:span text:style-name="T16">visualize_laser_scan.py,</text:span><text:span text:style-name="T13"> located in the same directory as </text:span><text:span text:style-name="T16">determine_cal_obj_pose.py</text:span></text:p>
        </text:list-item>
        <text:list-item>
          <text:p text:style-name="P29"><text:span text:style-name="T18">Uses the class from </text:span><text:span text:style-name="T16">detect_cylinders.py</text:span><text:span text:style-name="T18">, located in the same directory as </text:span><text:span text:style-name="T16">determine_cal_obj_pose.py</text:span></text:p>
        </text:list-item>
      </text:list>
      <text:p text:style-name="P6"/>
      <text:p text:style-name="P6">Global variables:</text:p>
      <text:list xml:id="list1677147556" text:style-name="L7">
        <text:list-item>
          <text:p text:style-name="P32"><text:span text:style-name="T13">The </text:span><text:span text:style-name="T14">scanner_location</text:span><text:span text:style-name="T13"> will determine whether you detect the calibration object with the </text:span><text:span text:style-name="T16">front </text:span><text:span text:style-name="T13">or </text:span><text:span text:style-name="T16">rear </text:span><text:span text:style-name="T13">laser scanner.</text:span></text:p>
        </text:list-item>
        <text:list-item>
          <text:p text:style-name="P32"><text:span text:style-name="T13">The </text:span><text:span text:style-name="T14">resolution</text:span><text:span text:style-name="T13"> is important for the accuracy and visualization. The higher the resolution, the more accurate results you'll get. I would suggest a resolution of 1000 which is equivalent to a precision of 1mm. If you want to visualize the laser scan image, the resolution should be under 200, else the image will become too large for viewing.</text:span></text:p>
        </text:list-item>
        <text:list-item>
          <text:p text:style-name="P32"><text:span text:style-name="T13">If the calibration objects properties are changed, all changes must also be applied in this script under </text:span><text:span text:style-name="T14">cylinder</text:span><text:span text:style-name="T13">.</text:span></text:p>
        </text:list-item>
      </text:list>
      <text:p text:style-name="P6"/>
      <text:p text:style-name="P6"/>
      <text:p text:style-name="Standard"><text:soft-page-break/><text:span text:style-name="T13">The </text:span><text:span text:style-name="T14">script</text:span><text:span text:style-name="T13"> contains comment lines with numbering which correspond to the following numbers:</text:span></text:p>
      <text:p text:style-name="P6"/>
      <text:list xml:id="list1731232665" text:style-name="L8">
        <text:list-item>
          <text:p text:style-name="P33"><text:span text:style-name="T14">Initialize</text:span><text:span text:style-name="T13"> is the first function that is run in every class. Here we set the needed variables to their initial values.</text:span></text:p>
          <text:p text:style-name="P33"><text:span text:style-name="T13"/></text:p>
        </text:list-item>
        <text:list-item>
          <text:p text:style-name="P33"><text:span text:style-name="T13">The script starts by retrieving the </text:span><text:span text:style-name="T14">pose</text:span><text:span text:style-name="T13"> </text:span><text:span text:style-name="T14">of</text:span><text:span text:style-name="T13"> the </text:span><text:span text:style-name="T14">laser scanner</text:span><text:span text:style-name="T13"> with respect to “</text:span><text:span text:style-name="T16">/base_footprint</text:span><text:span text:style-name="T13">”.</text:span></text:p>
          <text:p text:style-name="P23"/>
        </text:list-item>
        <text:list-item>
          <text:p text:style-name="P33"><text:span text:style-name="T14">Create</text:span><text:span text:style-name="T13"> a </text:span><text:span text:style-name="T14">callback</text:span><text:span text:style-name="T13"> </text:span><text:span text:style-name="T14">function</text:span><text:span text:style-name="T13"> for </text:span><text:span text:style-name="T14">retrieving</text:span><text:span text:style-name="T13"> the </text:span><text:span text:style-name="T14">sensor data</text:span><text:span text:style-name="T13"> from the laser scanner. For this we use the </text:span><text:span text:style-name="T16">LaserScan</text:span><text:span text:style-name="T13"> message.</text:span></text:p>
          <text:p text:style-name="P23"/>
        </text:list-item>
        <text:list-item>
          <text:p text:style-name="P33"><text:span text:style-name="T13">Loop the detection of the calibration object and </text:span><text:span text:style-name="T14">append</text:span><text:span text:style-name="T13"> </text:span><text:span text:style-name="T14">each</text:span><text:span text:style-name="T13"> </text:span><text:span text:style-name="T14">successful</text:span><text:span text:style-name="T13"> </text:span><text:span text:style-name="T14">detection</text:span><text:span text:style-name="T13"> to a list until either the </text:span><text:span text:style-name="T16">success_counter</text:span><text:span text:style-name="T13"> or the </text:span><text:span text:style-name="T16">fail_counter</text:span><text:span text:style-name="T13"> has exceeded its limit.</text:span></text:p>
          <text:p text:style-name="P23"/>
        </text:list-item>
        <text:list-item>
          <text:p text:style-name="P33"><text:span text:style-name="T14">Get</text:span><text:span text:style-name="T13"> an </text:span><text:span text:style-name="T14">average</text:span><text:span text:style-name="T13"> </text:span><text:span text:style-name="T14">scan</text:span><text:span text:style-name="T13">, removing most of the noise that comes with each individual scan. This uses the class </text:span><text:span text:style-name="T17">Get_laserscan</text:span><text:span text:style-name="T13"> from </text:span><text:span text:style-name="T16">visualize_laser_scan.py</text:span><text:span text:style-name="T13">. The amount of scans to be averaged out is specified in </text:span><text:span text:style-name="T16">scan_amount</text:span><text:span text:style-name="T13">. Within the loop, there is also a </text:span><text:span text:style-name="T16">rospy.sleep</text:span><text:span text:style-name="T13"> allowing for more variations between each laser scan.</text:span></text:p>
          <text:p text:style-name="P23"/>
        </text:list-item>
        <text:list-item>
          <text:p text:style-name="P33"><text:span text:style-name="T13">Each time we loop in step 3, we </text:span><text:span text:style-name="T14">create</text:span><text:span text:style-name="T13"> a new </text:span><text:span text:style-name="T14">image</text:span><text:span text:style-name="T13"> containing the laser scan data. This uses the class </text:span><text:span text:style-name="T17">Visualize_laserscan</text:span><text:span text:style-name="T13"> from </text:span><text:span text:style-name="T16">visualize_laser_scan.py</text:span><text:span text:style-name="T13">.</text:span></text:p>
          <text:p text:style-name="P23"/>
        </text:list-item>
        <text:list-item>
          <text:p text:style-name="P33"><text:span text:style-name="T13">After creating the image, we use the </text:span><text:span text:style-name="T17">Detect_calibration_object</text:span><text:span text:style-name="T13"> class from </text:span><text:span text:style-name="T16">visualize_laser_scan.py</text:span><text:span text:style-name="T13"> for </text:span><text:span text:style-name="T14">detecting</text:span><text:span text:style-name="T13"> the </text:span><text:span text:style-name="T14">pose</text:span><text:span text:style-name="T13"> </text:span><text:span text:style-name="T14">of</text:span><text:span text:style-name="T13"> the </text:span><text:span text:style-name="T14">calibration</text:span><text:span text:style-name="T13"> </text:span><text:span text:style-name="T14">object</text:span><text:span text:style-name="T13"> within the image.</text:span></text:p>
          <text:p text:style-name="P23"/>
        </text:list-item>
        <text:list-item>
          <text:p text:style-name="P33"><text:span text:style-name="T13">When the pose is received, we </text:span><text:span text:style-name="T14">convert</text:span><text:span text:style-name="T13"> the calibration object </text:span><text:span text:style-name="T14">pose</text:span><text:span text:style-name="T13"> with respect to the laser scanner into Euler coordinates with respect to the base, then </text:span><text:span text:style-name="T14">append</text:span><text:span text:style-name="T13"> this </text:span><text:span text:style-name="T14">to</text:span><text:span text:style-name="T13"> the </text:span><text:span text:style-name="T17">successful_detections</text:span><text:span text:style-name="T13"> list and increment the success_counter. However, if the calibration object was not detected successfully, we will not append this pose to the list and we increment the </text:span><text:span text:style-name="T16">fail_counter</text:span><text:span text:style-name="T13">. Depending on the 'front' or 'rear' laser scanner, we add or subtract the base position to/from the calibration object pose.</text:span></text:p>
          <text:p text:style-name="P23"/>
        </text:list-item>
        <text:list-item>
          <text:p text:style-name="P33"><text:span text:style-name="T13">Regardless of which counter limit is exceeded, we </text:span><text:span text:style-name="T14">calculate</text:span><text:span text:style-name="T13"> the </text:span><text:span text:style-name="T14">average</text:span><text:span text:style-name="T13"> </text:span><text:span text:style-name="T14">pose</text:span><text:span text:style-name="T13"> from all poses in the <text:s/></text:span><text:span text:style-name="T16">successful_detections</text:span><text:span text:style-name="T13"> list.</text:span></text:p>
          <text:p text:style-name="P33"><text:span text:style-name="T13"/></text:p>
        </text:list-item>
        <text:list-item>
          <text:p text:style-name="P33"><text:span text:style-name="T13">Also, we </text:span><text:span text:style-name="T14">calculate</text:span><text:span text:style-name="T13"> the </text:span><text:span text:style-name="T14">standard</text:span><text:span text:style-name="T13"> </text:span><text:span text:style-name="T14">deviation</text:span><text:span text:style-name="T13"> from each successful detection.</text:span></text:p>
          <text:p text:style-name="P33"><text:span text:style-name="T13"/></text:p>
        </text:list-item>
        <text:list-item>
          <text:p text:style-name="P33"><text:span text:style-name="T13">Finally, </text:span><text:span text:style-name="T14">print and display results</text:span><text:span text:style-name="T13">. Only calculate the calibration object pose in the image and display the image if the resolution is under 200 because the image becomes too large for viewing if the resolution is above 200.</text:span></text:p>
        </text:list-item>
      </text:list>
      <text:p text:style-name="P7"/>
      <text:p text:style-name="P7"/>
      <text:p text:style-name="Standard"><text:span text:style-name="T13">Now we shall </text:span><text:span text:style-name="T14">proceed</text:span><text:span text:style-name="T13"> with </text:span><text:span text:style-name="T14">explaining</text:span><text:span text:style-name="T13"> the three classes that are used by the previous script in step 4, 5, 6 and 10.</text:span></text:p>
      <text:p text:style-name="P6"/>
      <text:p text:style-name="P6">The file path of the scripts used in those steps are:</text:p>
      <text:list xml:id="list2059039533" text:continue-list="list1525487028" text:style-name="L4">
        <text:list-item>
          <text:p text:style-name="P20">/cob_calibration/cob_laser_calibration/scripts/</text:p>
        </text:list-item>
      </text:list>
      <text:p text:style-name="P6"/>
      <text:p text:style-name="P6">Imports:</text:p>
      <text:list xml:id="list869188450" text:style-name="L9">
        <text:list-item>
          <text:p text:style-name="P34"><text:span text:style-name="T16">LaserScan</text:span><text:span text:style-name="T13"> message, is found in </text:span><text:span text:style-name="T16">sensor_msgs/msg</text:span></text:p>
        </text:list-item>
      </text:list>
      <text:p text:style-name="P6"><text:soft-page-break/></text:p>
      <text:p text:style-name="P6"/>
      <text:p text:style-name="P15"><text:span text:style-name="T13">The class </text:span><text:span text:style-name="T15">Get_laserscan</text:span><text:span text:style-name="T13">:</text:span></text:p>
      <text:p text:style-name="P6"/>
      <text:list xml:id="list1832552353" text:style-name="L10">
        <text:list-item>
          <text:list>
            <text:list-item>
              <text:p text:style-name="P35"><text:span text:style-name="T13">When initializing this class, all data used in this class is set back to zero so that a new average scan can be calculated.</text:span></text:p>
              <text:p text:style-name="P24"/>
            </text:list-item>
            <text:list-item>
              <text:p text:style-name="P37">Each time the <text:span text:style-name="T4">append_laserscan</text:span><text:span text:style-name="T9"> function is run, the new laser scan is averaged out over the amount of current scans creating a new average of all current laser scans plus the new scan.</text:span></text:p>
            </text:list-item>
          </text:list>
        </text:list-item>
      </text:list>
      <text:p text:style-name="P6"/>
      <text:p text:style-name="P6"/>
      <text:p text:style-name="P15"><text:span text:style-name="T13">The class </text:span><text:span text:style-name="T15">Visualize_laserscan</text:span><text:span text:style-name="T13">:</text:span></text:p>
      <text:p text:style-name="P1"/>
      <text:list xml:id="list1933484140" text:style-name="L11">
        <text:list-item>
          <text:list>
            <text:list-item>
              <text:p text:style-name="P41"><text:span text:style-name="T1">This class takes many of the global variables. When initialized,</text:span><text:span text:style-name="T10"> those variables are set and all data used for new calculations is reset.</text:span></text:p>
              <text:p text:style-name="P30"/>
            </text:list-item>
            <text:list-item>
              <text:p text:style-name="P38"><text:span text:style-name="T9">The main function of this class (</text:span><text:span text:style-name="T4">convert_to_image</text:span><text:span text:style-name="T9">) executes four other functions where we calculate the x and y coordinates of the image points, create the image, interpolate all points </text:span><text:span text:style-name="T9">and draw the fixed objects into the image.</text:span></text:p>
              <text:p text:style-name="P38"/>
            </text:list-item>
            <text:list-item>
              <text:p text:style-name="P38">In <text:span text:style-name="T4">calculate_image_points</text:span><text:span text:style-name="T9">, we u</text:span>se the average laser scan measurements to compute the x and y coordinates for all laser scan points which will define most of our image that we will create later on. We create a list from all angles by starting with the minimum laser scan angle and increment the angle until we reach the maximum angle of the laser scanner. For each angle we also have a distance from the laser scanner to the corresponding laser point. Using both distance and angle, we can compute x with: <text:span text:style-name="T4">distance*cos(angle)</text:span> and y with: <text:span text:style-name="T4">distance*sin(angle)</text:span>. While creating a list from all laser points, we skip the empty detections and set the x and/or y to the maximum distance if this distance is exceeded.</text:p>
              <text:p text:style-name="P38"/>
            </text:list-item>
            <text:list-item>
              <text:p text:style-name="P38">In <text:span text:style-name="T4">create_image</text:span><text:span text:style-name="T9">,</text:span> we create the image and set the position of the laser scanner in the image. <text:span text:style-name="T9">We first determine the maximum x and y range for the image. With these values we know the center of the image and assign these coordinates to </text:span><text:span text:style-name="T4">origin</text:span><text:span text:style-name="T9">.</text:span> All laser points will be with respect to this point <text:span text:style-name="T9">because it also represents the laser scanner. To do this, we add the origin coordinates to all laser points. Then finally, we create the actual image.</text:span></text:p>
              <text:p text:style-name="P38"/>
            </text:list-item>
            <text:list-item>
              <text:p text:style-name="P38">In <text:span text:style-name="T4">interpolate_points</text:span>, we draw a line between each two laser points. For every two points we compute the distance and angle between them using both points x and y values. The distance is calculated by getting the hypotenuse and the angle is calculated by using arctangent. In order to draw a line between each two points, we create a while loop that colors every pixel between the two points. A pixel has a value of one, so each round we add cos(angle) to the x-axis and sin(angle) to the y-axis creating a line along the hypotenuse.</text:p>
              <text:p text:style-name="P38"/>
            </text:list-item>
            <text:list-item>
              <text:p text:style-name="P38">In <text:span text:style-name="T4">draw_fixed_object</text:span>, we draw the laser scanner, center of the base and a box around the base representing the range of the robots body.</text:p>
            </text:list-item>
          </text:list>
        </text:list-item>
      </text:list>
      <text:p text:style-name="P1"/>
      <text:list xml:id="list329283710" text:style-name="L14">
        <text:list-item>
          <text:list>
            <text:list-item>
              <text:p text:style-name="P40">In <text:span text:style-name="T4">draw_calibration_object</text:span><text:span text:style-name="T9">, we first transform the x, y and yaw coordinates of the calibration object in the image before drawing the circles and triangle. First we draw the center point, then the cylinders, then minimum and maximum cylinder distance and finally a line between the calibration object and the base.</text:span></text:p>
              <text:p text:style-name="P40"><text:soft-page-break/><text:span text:style-name="T9"/></text:p>
            </text:list-item>
            <text:list-item>
              <text:p text:style-name="P43"><text:span text:style-name="T1">In </text:span><text:span text:style-name="T5">show_image</text:span><text:span text:style-name="T10">, we show a visualization of the image containing the laser scan, laser scanner, base and calibration object. However, this image is only shown if the resolution is 200 or smaller. The image will wait until a key is pressed before continuing.</text:span></text:p>
            </text:list-item>
          </text:list>
        </text:list-item>
      </text:list>
      <text:p text:style-name="P6"/>
      <text:p text:style-name="P6"/>
      <text:p text:style-name="P15"><text:span text:style-name="T13">The class </text:span><text:span text:style-name="T15">Detect_calibration_object</text:span><text:span text:style-name="T13">:</text:span></text:p>
      <text:p text:style-name="P1"/>
      <text:list xml:id="list109918842" text:style-name="L12">
        <text:list-item>
          <text:list>
            <text:list-item>
              <text:p text:style-name="P42"><text:span text:style-name="T1">Setup all variables and purge the data needed for new calculations.</text:span></text:p>
              <text:p text:style-name="P39"/>
            </text:list-item>
            <text:list-item>
              <text:p text:style-name="P39">In <text:span text:style-name="T4">detect_cal_object</text:span><text:span text:style-name="T9">, we extract the positions of the cylinders from the image and convert these into the calibration object pose. We start by detecting the positions of the cylinders, this is explained is step 6.2. When all cylinder positions are received, we can calculate the center of the calibration object by adding up all cylinder coordinates and dividing them by three. Next, we still need to determine the orientation (yaw) of the calibration object. This is calculated by getting the arctangent of the calibration object center and one of the three cylinders. Each cylinder has a slightly different algorithm for computing the yaw of the calibration object so we need to make sure that we apply the right algorithm to the right cylinder. After we have received three yaw values we can compute the average yaw. However, sometimes we can get different yaw values with the same result. For example, 0.5*pi = 90° = 2.5*pi, so in order to compute the average yaw we also need to set all yaw values to the same pi amount. If we have, in the unlikely event, received cylinders which have invalid radii, the yaw values will show a noticeable difference. In these cases, we will remove this bad detection and return a none value for the calibration object pose.</text:span></text:p>
              <text:p text:style-name="P39"><text:span text:style-name="T9"/></text:p>
            </text:list-item>
            <text:list-item>
              <text:p text:style-name="P31">In <text:span text:style-name="T4">detect_cal_obj_cylinders</text:span>, we attempt to detect all cylinders of the calibration object by using an opencv function called <text:span text:style-name="T4">HoughCircles </text:span>that detects all circular objects in the laser scan image. The <text:span text:style-name="T4">HoughCircles</text:span> function needs a parameter which in our case also depends on the reolution. Therefore we use 34 if the resolution is above 200 and 18 when the resolution is under 200. From the <text:span text:style-name="T4">HoughCircles </text:span>function we receive a list of circles with each containing the x and y coordinates and the radius. Before returning the detected circles to the function <text:span text:style-name="T4">detect_cal_object</text:span>, we first need to eliminate all falsely detected circles which are not a plausible cylinder.</text:p>
              <text:p text:style-name="P31">First we create a loop that stops when during three cycles in a row return the same result. In this loop we start with a loop that continues until no more falsely detected circles are observed meaning that only circle pairs are detected. In this loop, we attempt to find cylinder pairs by computing for each circle the distance to all other circles and checking for the right distance. Then we check whether the radii of both circles differ enough to be a plausible pair. When a pair is found, we determine what the position and radius of the third circle should be and add this to the third_circle list. If no plausible pair for the current circle is found, we remove this circle and move on to the next circle where we search again for pairs. After no circle is removed anymore, and we only have circle pairs, we exit the loop where we try to find circle pairs and start a new loop that checks for each third_circle if they could be part of the calibration object. We do this by comparing the distance and radius with each plausible cylinder from the previous loop. If a third circle is compatible, we add this to the circle list. Now we filter the circles by checking if they are in the visible or invisible area of the laser scan because obviously, they can not be in the visible area. This is done in step 6.3. At this point, we check whether the amount of plausible cylinders has changed and if this is the third unchanged cycle, we quit the loop that loops until no change is observed <text:soft-page-break/>anymore. Before checking whether we detected the correct amount of circles, we still check whether we detected all three radius sizes (small, medium and large). If they are fine and the amount of plausible cylinders is now three, we can assume that we highly likely detected all cylinders of the calibration object.</text:p>
              <text:p text:style-name="P31"/>
            </text:list-item>
            <text:list-item>
              <text:p text:style-name="P39"><text:span text:style-name="T9">In </text:span><text:span text:style-name="T4">filter_circles</text:span><text:span text:style-name="T9">, we filter all circles that are in the visible area of the laser scanner because these circles can not be part of the calibration object. Here we go over every pixel along the hypotenuse between the circle center and the laser scanner, checking whether we cross the laser scans border of visible and invisible area. First we calculate the angle between the circle center and the laser scanner and set the starting position to the circle center. In the loop we calculate each time the new x and y coordinates along the hypotenuse and get the line color so that we can check if we reached the border. Also, we calculate the distance from to circle center and the current position. We loop until we either reach the border or until the distance becomes too large for the circle to be a plausible cylinder. When exiting the loop and the line color is not the same as the border color, the circle can not be a plausible cylinder and will be added to the filtered circle list. Once this process is complete, we delete all filtered circles from the temporary circles.</text:span></text:p>
            </text:list-item>
          </text:list>
        </text:list-item>
      </text:list>
      <text:p text:style-name="P1"/>
      <text:p text:style-name="P1"/>
      <text:p text:style-name="P12">Further improvements</text:p>
      <text:p text:style-name="P8"/>
      <text:p text:style-name="P8">Improvements to the current laser calibration package can still be made. Every script we have gone through has a header containing a list of possible improvements and a header containing a list of to-dos. Another possible improvement might still be to speed up the calibration object detection. However, since calibration is not something that is used very often nor is it speed dependent, improving the detection speed might require a lot of time and/or rewriting.</text:p>
      <text:p text:style-name="P8"/>
      <text:p text:style-name="P8"/>
      <text:p text:style-name="P12">Next steps</text:p>
      <text:p text:style-name="P8"/>
      <text:p text:style-name="P8">The first next step is to write a script that translates the calibration object pose into x, y and z coordinates for each point on the checkerboard. The calibration algorithm uses these points to compute the off-set of the laser scanner.</text:p>
      <text:p text:style-name="P8"/>
      <text:p text:style-name="P8">Meanwhile, the calibration object should also be created. The best way would probably be to replicate the calibration object used for visualization in Gazebo.</text:p>
      <text:p text:style-name="P8"/>
      <text:p text:style-name="P8">The final step should be to implement these results into the calibration algorithm. This should be fairly easy, since there will already be an example available in the <text:span text:style-name="T4">cob_calibration</text:span><text:span text:style-name="T11"> </text:span><text:span text:style-name="T9">stack.</text:span></text:p>
      <text:p text:style-name="P25"/>
      <text:p text:style-name="P25">When all this is done, the laser scanner should be ready for calibration!</text:p>
      <text:p text:style-name="P8"/>
      <text:p text:style-name="P8"/>
      <text:p text:style-name="P12">Contact</text:p>
      <text:p text:style-name="P8"/>
      <text:p text:style-name="P25">If any question and/or problems arise, I will always be reachable via email</text:p>
      <text:p text:style-name="P25"/>
      <text:p text:style-name="P8"><text:span text:style-name="T9"><text:s/><text:tab/></text:span><text:a xlink:type="simple" xlink:href="mailto:daniel.ahti.maki@gmail.com"><text:span text:style-name="T4">daniel.ahti.maki@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äki</meta:initial-creator>
    <meta:creation-date>2013-08-07T10:02:31</meta:creation-date>
    <dc:date>2013-08-20T16:50:14</dc:date>
    <dc:creator>Daniel Mäki</dc:creator>
    <meta:editing-duration>P3DT14H2M41S</meta:editing-duration>
    <meta:editing-cycles>90</meta:editing-cycles>
    <meta:generator>LibreOffice/3.5$Linux_X86_64 LibreOffice_project/350m1$Build-2</meta:generator>
    <meta:document-statistic meta:table-count="0" meta:image-count="0" meta:object-count="0" meta:page-count="8" meta:paragraph-count="96" meta:word-count="3366" meta:character-count="20429" meta:non-whitespace-character-count="17196"/>
  </office:meta>
</office:document-meta>
</file>